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D1A4F8A600D53285.jpg" manifest:media-type="image/jpeg"/>
  <manifest:file-entry manifest:full-path="Pictures/100000000000002000000020B2FF2A327EABC87D.png" manifest:media-type="image/png"/>
  <manifest:file-entry manifest:full-path="Pictures/10000201000000C800000038D046C8376240DA2E.png" manifest:media-type="image/png"/>
  <manifest:file-entry manifest:full-path="Pictures/100002010000012C0000012CD115707560494350.png" manifest:media-type="image/png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2" svg:font-family="Calibri" style:font-family-generic="swiss"/>
    <style:font-face style:name="Consolas3" svg:font-family="Consolas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Consolas2" svg:font-family="Consolas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HP_25_20Akademija_25_20template_25_20v42-title">
      <style:graphic-properties fo:min-height="4.508cm"/>
    </style:style>
    <style:style style:name="pr2" style:family="presentation" style:parent-style-name="PHP_25_20Akademija_25_20template_25_20v42-notes">
      <style:graphic-properties draw:fill-color="#ffffff" draw:auto-grow-height="true" fo:min-height="13.364cm"/>
    </style:style>
    <style:style style:name="pr3" style:family="presentation" style:parent-style-name="PHP_25_20Akademija_25_20template_25_20v41-title">
      <style:graphic-properties fo:min-height="2.508cm"/>
    </style:style>
    <style:style style:name="pr4" style:family="presentation" style:parent-style-name="PHP_25_20Akademija_25_20template_25_20v41-outline1">
      <style:graphic-properties fo:min-height="19.75cm"/>
    </style:style>
    <style:style style:name="pr5" style:family="presentation" style:parent-style-name="PHP_25_20Akademija_25_20template_25_20v41-notes">
      <style:graphic-properties draw:fill-color="#ffffff" fo:min-height="13.364cm"/>
    </style:style>
    <style:style style:name="pr6" style:family="presentation" style:parent-style-name="PHP_25_20Akademija_25_20template_25_20v41-title">
      <style:graphic-properties draw:auto-grow-height="true" fo:min-height="2.508cm"/>
    </style:style>
    <style:style style:name="co1" style:family="table-column">
      <style:table-column-properties style:column-width="2.539cm" style:use-optimal-column-width="false"/>
    </style:style>
    <style:style style:name="ro1" style:family="table-row">
      <style:table-row-properties style:row-height="2.114cm"/>
    </style:style>
    <style:style style:name="ro2" style:family="table-row">
      <style:table-row-properties style:row-height="2.119cm"/>
    </style:style>
    <style:style style:name="ce1" style:family="table-cell">
      <loext:graphic-properties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fo:font-size="26pt" fo:font-weight="bold" style:font-size-asian="26pt" style:font-weight-asian="bold" style:font-size-complex="26pt" style:font-weight-complex="bold"/>
    </style:style>
    <style:style style:name="ce2" style:family="table-cell">
      <loext:graphic-properties draw:fill-color="#000000" draw:textarea-vertical-align="middle"/>
      <style:paragraph-properties fo:text-align="center" fo:border="0.03pt solid #ffffff"/>
      <style:text-properties fo:color="#ffffff" fo:font-size="22pt" style:font-size-asian="22pt" style:font-size-complex="22pt"/>
    </style:style>
    <style:style style:name="ce3" style:family="table-cell">
      <loext:graphic-properties draw:fill-color="#ff8080" draw:textarea-vertical-align="middle"/>
      <style:paragraph-properties fo:text-align="center" fo:border-left="0.03pt solid #ffffff" fo:border-right="0.03pt solid #ffffff" fo:border-top="none" fo:border-bottom="none"/>
      <style:text-properties fo:font-size="22pt" style:font-size-asian="22pt" style:font-size-complex="22pt"/>
    </style:style>
    <style:style style:name="ce4" style:family="table-cell">
      <loext:graphic-properties draw:fill-color="#aecf00" draw:textarea-vertical-align="middle"/>
      <style:paragraph-properties fo:text-align="center" fo:border="0.03pt solid #ffffff"/>
      <style:text-properties fo:font-size="22pt" style:font-size-asian="22pt" style:font-size-complex="22pt"/>
    </style:style>
    <style:style style:name="ce5" style:family="table-cell">
      <loext:graphic-properties draw:fill-color="#ff8080" draw:textarea-vertical-align="middle"/>
      <style:paragraph-properties fo:text-align="center" fo:border-left="0.03pt solid #ffffff" fo:border-right="0.03pt solid #ffffff" fo:border-top="none" fo:border-bottom="0.03pt solid #ffffff"/>
      <style:text-properties fo:font-size="22pt" style:font-size-asian="22pt" style:font-size-complex="22pt"/>
    </style:style>
    <style:style style:name="ce6" style:family="table-cell">
      <loext:graphic-properties draw:fill-color="#aecf00" draw:textarea-vertical-align="middle"/>
      <style:paragraph-properties fo:text-align="center" fo:border-left="none" fo:border-right="0.03pt solid #ffffff" fo:border-top="none" fo:border-bottom="0.03pt solid #ffffff"/>
      <style:text-properties fo:font-size="22pt" style:font-size-asian="22pt" style:font-size-complex="22pt"/>
    </style:style>
    <style:style style:name="ce7" style:family="table-cell">
      <loext:graphic-properties draw:fill-color="#aecf00" draw:textarea-vertical-align="middle"/>
      <style:paragraph-properties fo:text-align="center" fo:border-left="0.03pt solid #ffffff" fo:border-right="0.03pt solid #ffffff" fo:border-top="none" fo:border-bottom="0.03pt solid #ffffff"/>
      <style:text-properties fo:font-size="22pt" style:font-size-asian="22pt" style:font-size-complex="22pt"/>
    </style:style>
    <style:style style:name="ce8" style:family="table-cell">
      <loext:graphic-properties draw:fill-color="#ff8080" draw:textarea-vertical-align="middle"/>
      <style:paragraph-properties fo:text-align="center" fo:border-left="none" fo:border-right="0.03pt solid #ffffff" fo:border-top="none" fo:border-bottom="0.03pt solid #ffffff"/>
      <style:text-properties fo:font-size="22pt" style:font-size-asian="22pt" style:font-size-complex="22pt"/>
    </style:style>
    <style:style style:name="ce9" style:family="table-cell">
      <loext:graphic-properties draw:fill-color="#e6e6e6" draw:textarea-vertical-align="middle"/>
      <style:paragraph-properties fo:text-align="center" fo:border-left="none" fo:border-right="0.03pt solid #ffffff" fo:border-top="none" fo:border-bottom="0.03pt solid #ffffff"/>
      <style:text-properties fo:font-size="22pt" style:font-size-asian="22pt" style:font-size-complex="22pt"/>
    </style:style>
    <style:style style:name="ce10" style:family="table-cell">
      <loext:graphic-properties draw:fill-color="#e6e6e6" draw:textarea-vertical-align="middle"/>
      <style:paragraph-properties fo:text-align="center" fo:border-left="0.03pt solid #ffffff" fo:border-right="0.03pt solid #ffffff" fo:border-top="none" fo:border-bottom="0.03pt solid #ffffff"/>
      <style:text-properties fo:font-size="22pt" style:font-size-asian="22pt" style:font-size-complex="22pt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ffffff" fo:font-size="22pt" style:font-size-asian="22pt" style:font-size-complex="22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HP_25_20Akademija_25_20template_25_20v42" presentation:presentation-page-layout-name="AL1T19">
        <office:forms form:automatic-focus="false" form:apply-design-mode="false"/>
        <draw:frame presentation:style-name="pr1" draw:layer="layout" svg:width="32.399cm" svg:height="4.508cm" svg:x="1.801cm" svg:y="11.6cm" presentation:class="title" presentation:user-transformed="true">
          <draw:text-box>
            <text:p>Kalendar dostupnosti smještaja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HP_25_20Akademija_25_20template_25_20v41" presentation:presentation-page-layout-name="AL2T1">
        <office:forms form:automatic-focus="false" form:apply-design-mode="false"/>
        <draw:frame presentation:style-name="pr3" draw:layer="layout" svg:width="25.8cm" svg:height="2.508cm" svg:x="1.8cm" svg:y="1.192cm" presentation:class="title" presentation:user-transformed="true">
          <draw:text-box>
            <text:p>Cilj</text:p>
          </draw:text-box>
        </draw:frame>
        <draw:frame presentation:style-name="pr4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>Prikazati kalendar dostupnosti neki smještaj u određenom mjesecu</text:p>
                <text:p/>
              </text:list-item>
            </text:list>
          </draw:text-box>
        </draw:frame>
        <draw:frame draw:style-name="standard" draw:layer="layout" svg:width="17.772cm" svg:height="14.802cm" svg:x="2.07cm" svg:y="9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 table:number-columns-spanned="7">
                <text:p text:style-name="P2"><text:span text:style-name="T1">July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>
                <text:p text:style-name="P2"><text:span text:style-name="T2">Mon</text:span></text:p>
              </table:table-cell>
              <table:table-cell>
                <text:p text:style-name="P2"><text:span text:style-name="T2">Tue</text:span></text:p>
              </table:table-cell>
              <table:table-cell>
                <text:p text:style-name="P2"><text:span text:style-name="T2">Wed</text:span></text:p>
              </table:table-cell>
              <table:table-cell>
                <text:p text:style-name="P2"><text:span text:style-name="T2">Thu</text:span></text:p>
              </table:table-cell>
              <table:table-cell>
                <text:p text:style-name="P2"><text:span text:style-name="T2">Fri</text:span></text:p>
              </table:table-cell>
              <table:table-cell>
                <text:p text:style-name="P2"><text:span text:style-name="T2">Sat</text:span></text:p>
              </table:table-cell>
              <table:table-cell>
                <text:p text:style-name="P2"><text:span text:style-name="T2">Sun</text:span></text:p>
              </table:table-cell>
            </table:table-row>
            <table:table-row table:style-name="ro1" table:default-cell-style-name="ce3">
              <table:table-cell>
                <text:p text:style-name="P2"><text:span text:style-name="T3">1</text:span></text:p>
              </table:table-cell>
              <table:table-cell>
                <text:p text:style-name="P2"><text:span text:style-name="T3">2</text:span></text:p>
              </table:table-cell>
              <table:table-cell>
                <text:p text:style-name="P2"><text:span text:style-name="T3">3</text:span></text:p>
              </table:table-cell>
              <table:table-cell>
                <text:p text:style-name="P2"><text:span text:style-name="T3">4</text:span></text:p>
              </table:table-cell>
              <table:table-cell>
                <text:p text:style-name="P2"><text:span text:style-name="T3">5</text:span></text:p>
              </table:table-cell>
              <table:table-cell>
                <text:p text:style-name="P2"><text:span text:style-name="T3">6</text:span></text:p>
              </table:table-cell>
              <table:table-cell>
                <text:p text:style-name="P2"><text:span text:style-name="T3">7</text:span></text:p>
              </table:table-cell>
            </table:table-row>
            <table:table-row table:style-name="ro1" table:default-cell-style-name="ce4">
              <table:table-cell>
                <text:p text:style-name="P2"><text:span text:style-name="T3">8</text:span></text:p>
              </table:table-cell>
              <table:table-cell>
                <text:p text:style-name="P2"><text:span text:style-name="T3">9</text:span></text:p>
              </table:table-cell>
              <table:table-cell>
                <text:p text:style-name="P2"><text:span text:style-name="T3">10</text:span></text:p>
              </table:table-cell>
              <table:table-cell>
                <text:p text:style-name="P2"><text:span text:style-name="T3">11</text:span></text:p>
              </table:table-cell>
              <table:table-cell>
                <text:p text:style-name="P2"><text:span text:style-name="T3">12</text:span></text:p>
              </table:table-cell>
              <table:table-cell>
                <text:p text:style-name="P2"><text:span text:style-name="T3">13</text:span></text:p>
              </table:table-cell>
              <table:table-cell>
                <text:p text:style-name="P2"><text:span text:style-name="T3">14</text:span></text:p>
              </table:table-cell>
            </table:table-row>
            <table:table-row table:style-name="ro1" table:default-cell-style-name="ce5">
              <table:table-cell>
                <text:p text:style-name="P2"><text:span text:style-name="T3">15</text:span></text:p>
              </table:table-cell>
              <table:table-cell>
                <text:p text:style-name="P2"><text:span text:style-name="T3">16</text:span></text:p>
              </table:table-cell>
              <table:table-cell>
                <text:p text:style-name="P2"><text:span text:style-name="T3">17</text:span></text:p>
              </table:table-cell>
              <table:table-cell>
                <text:p text:style-name="P2"><text:span text:style-name="T3">18</text:span></text:p>
              </table:table-cell>
              <table:table-cell>
                <text:p text:style-name="P2"><text:span text:style-name="T3">19</text:span></text:p>
              </table:table-cell>
              <table:table-cell table:style-name="ce6">
                <text:p text:style-name="P2"><text:span text:style-name="T3">20</text:span></text:p>
              </table:table-cell>
              <table:table-cell table:style-name="ce7">
                <text:p text:style-name="P2"><text:span text:style-name="T3">21</text:span></text:p>
              </table:table-cell>
            </table:table-row>
            <table:table-row table:style-name="ro1" table:default-cell-style-name="ce5">
              <table:table-cell table:style-name="ce7">
                <text:p text:style-name="P2"><text:span text:style-name="T3">22</text:span></text:p>
              </table:table-cell>
              <table:table-cell table:style-name="ce7">
                <text:p text:style-name="P2"><text:span text:style-name="T3">23</text:span></text:p>
              </table:table-cell>
              <table:table-cell table:style-name="ce7">
                <text:p text:style-name="P2"><text:span text:style-name="T3">24</text:span></text:p>
              </table:table-cell>
              <table:table-cell table:style-name="ce8">
                <text:p text:style-name="P2"><text:span text:style-name="T3">25</text:span></text:p>
              </table:table-cell>
              <table:table-cell>
                <text:p text:style-name="P2"><text:span text:style-name="T3">26</text:span></text:p>
              </table:table-cell>
              <table:table-cell>
                <text:p text:style-name="P2"><text:span text:style-name="T3">27</text:span></text:p>
              </table:table-cell>
              <table:table-cell>
                <text:p text:style-name="P2"><text:span text:style-name="T3">28</text:span></text:p>
              </table:table-cell>
            </table:table-row>
            <table:table-row table:style-name="ro2" table:default-cell-style-name="ce10">
              <table:table-cell table:style-name="ce4">
                <text:p text:style-name="P2"><text:span text:style-name="T3">29</text:span></text:p>
              </table:table-cell>
              <table:table-cell table:style-name="ce4">
                <text:p text:style-name="P2"><text:span text:style-name="T3">30</text:span></text:p>
              </table:table-cell>
              <table:table-cell table:style-name="ce4">
                <text:p text:style-name="P2"><text:span text:style-name="T3">31</text:span></text:p>
              </table:table-cell>
              <table:table-cell table:style-name="ce9"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HP_25_20Akademija_25_20template_25_20v41" presentation:presentation-page-layout-name="AL2T1">
        <office:forms form:automatic-focus="false" form:apply-design-mode="false"/>
        <draw:frame presentation:style-name="pr6" draw:layer="layout" svg:width="25.8cm" svg:height="2.508cm" svg:x="1.8cm" svg:y="1.192cm" presentation:class="title">
          <draw:text-box>
            <text:p>Ulazni i izlazni podaci</text:p>
          </draw:text-box>
        </draw:frame>
        <draw:frame presentation:style-name="pr4" draw:layer="layout" svg:width="32.399cm" svg:height="20cm" svg:x="1.8cm" svg:y="4.6cm" presentation:class="outline">
          <draw:text-box>
            <text:p xml:id="id1" text:id="id1">Ulazni podaci:</text:p>
            <text:list text:style-name="L2">
              <text:list-item>
                <text:p xml:id="id2" text:id="id2">Id smještaja</text:p>
              </text:list-item>
              <text:list-item>
                <text:p xml:id="id3" text:id="id3">Mjesec i godina</text:p>
              </text:list-item>
            </text:list>
            <text:p xml:id="id4" text:id="id4">Izlazni podaci</text:p>
            <text:list text:continue-numbering="true" text:style-name="L2">
              <text:list-item>
                <text:p xml:id="id5" text:id="id5">Polje sa zauzetim danima</text:p>
              </text:list-item>
            </text:list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2" svg:font-family="Calibri" style:font-family-generic="swiss"/>
    <style:font-face style:name="Consolas3" svg:font-family="Consolas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Consolas2" svg:font-family="Consolas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40000000300D1A4F8A600D53285.jpg" xlink:type="simple" xlink:show="embed" xlink:actuate="onLoad"/>
    <draw:fill-image draw:name="Bitmap_20_2" draw:display-name="Bitmap 2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Calibri2" fo:font-family="Calibri" style:font-family-generic="swiss" fo:font-size="12pt" fo:language="hr" fo:country="BA" style:letter-kerning="true" style:font-name-asian="Arial1" style:font-family-asian="Arial" style:font-family-generic-asian="swiss" style:font-pitch-asian="variable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Calibri2" fo:font-family="Calibri" style:font-family-generic="swiss" fo:font-size="12pt"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Code_20_style" style:display-name="Code style" style:family="graphic" style:parent-style-name="standard">
      <style:graphic-properties draw:stroke-dash="Dashed_20__28_var_29__20_4" draw:fill-color="#000000" draw:fill-gradient-name="Gradient_20_7" draw:fill-hatch-name="Hatching_20_1" draw:fill-image-name="Bitmap_20_2" draw:fill-image-width="0cm" draw:fill-image-height="0cm"/>
      <style:text-properties style:font-name="Consolas3" fo:font-family="Consolas" style:font-style-name="Regular" style:font-family-generic="modern" style:font-pitch="fixe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PHP_25_20Akademija_25_20template_25_20v4-background" style:display-name="PHP%20Akademija%20template%20v4-background" style:family="presentation">
      <style:graphic-properties draw:stroke="none" draw:fill="none"/>
      <style:text-properties style:letter-kerning="true"/>
    </style:style>
    <style:style style:name="PHP_25_20Akademija_25_20template_25_20v4-backgroundobjects" style:display-name="PHP%20Akademija%20template%20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-notes" style:display-name="PHP%20Akademija%20template%20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1" style:display-name="PHP%20Akademija%20template%20v4-outline1" style:family="presentation">
      <style:graphic-properties draw:stroke="none" draw:fill="none" draw:auto-grow-height="false" draw:fit-to-size="shrink-to-fit">
        <text:list-style style:name="PHP_25_20Akademija_25_20template_25_20v4-outline1" style:display-name="PHP%20Akademija%20template%20v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2" style:display-name="PHP%20Akademija%20template%20v4-outline2" style:family="presentation" style:parent-style-name="PHP_25_20Akademija_25_20template_25_20v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HP_25_20Akademija_25_20template_25_20v4-outline3" style:display-name="PHP%20Akademija%20template%20v4-outline3" style:family="presentation" style:parent-style-name="PHP_25_20Akademija_25_20template_25_20v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HP_25_20Akademija_25_20template_25_20v4-outline4" style:display-name="PHP%20Akademija%20template%20v4-outline4" style:family="presentation" style:parent-style-name="PHP_25_20Akademija_25_20template_25_20v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HP_25_20Akademija_25_20template_25_20v4-outline5" style:display-name="PHP%20Akademija%20template%20v4-outline5" style:family="presentation" style:parent-style-name="PHP_25_20Akademija_25_20template_25_20v4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6" style:display-name="PHP%20Akademija%20template%20v4-outline6" style:family="presentation" style:parent-style-name="PHP_25_20Akademija_25_20template_25_20v4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7" style:display-name="PHP%20Akademija%20template%20v4-outline7" style:family="presentation" style:parent-style-name="PHP_25_20Akademija_25_20template_25_20v4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8" style:display-name="PHP%20Akademija%20template%20v4-outline8" style:family="presentation" style:parent-style-name="PHP_25_20Akademija_25_20template_25_20v4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9" style:display-name="PHP%20Akademija%20template%20v4-outline9" style:family="presentation" style:parent-style-name="PHP_25_20Akademija_25_20template_25_20v4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subtitle" style:display-name="PHP%20Akademija%20template%20v4-subtitle" style:family="presentation">
      <style:graphic-properties draw:stroke="none" draw:fill="none" draw:textarea-vertical-align="middle">
        <text:list-style style:name="PHP_25_20Akademija_25_20template_25_20v4-subtitle" style:display-name="PHP%20Akademija%20template%20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title" style:display-name="PHP%20Akademija%20template%20v4-title" style:family="presentation">
      <style:graphic-properties draw:stroke="none" draw:fill="none" draw:textarea-vertical-align="middle">
        <text:list-style style:name="PHP_25_20Akademija_25_20template_25_20v4-title" style:display-name="PHP%20Akademija%20template%20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background" style:display-name="PHP%20Akademija%20template%20v41-background" style:family="presentation">
      <style:graphic-properties draw:stroke="none" draw:fill="none"/>
      <style:text-properties style:letter-kerning="true"/>
    </style:style>
    <style:style style:name="PHP_25_20Akademija_25_20template_25_20v41-backgroundobjects" style:display-name="PHP%20Akademija%20template%20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1-notes" style:display-name="PHP%20Akademija%20template%20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1" style:display-name="PHP%20Akademija%20template%20v41-outline1" style:family="presentation">
      <style:graphic-properties draw:stroke="none" draw:fill="none" draw:auto-grow-height="false" draw:fit-to-size="shrink-to-fit">
        <text:list-style style:name="PHP_25_20Akademija_25_20template_25_20v41-outline1" style:display-name="PHP%20Akademija%20template%20v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2" style:display-name="PHP%20Akademija%20template%20v41-outline2" style:family="presentation" style:parent-style-name="PHP_25_20Akademija_25_20template_25_20v41-outline1">
      <style:paragraph-properties fo:margin-top="0.4cm" fo:margin-bottom="0cm"/>
      <style:text-properties fo:font-size="28pt" style:font-size-asian="28pt" style:font-size-complex="28pt"/>
    </style:style>
    <style:style style:name="PHP_25_20Akademija_25_20template_25_20v41-outline3" style:display-name="PHP%20Akademija%20template%20v41-outline3" style:family="presentation" style:parent-style-name="PHP_25_20Akademija_25_20template_25_20v41-outline2">
      <style:paragraph-properties fo:margin-top="0.3cm" fo:margin-bottom="0cm"/>
      <style:text-properties fo:font-size="24pt" style:font-size-asian="24pt" style:font-size-complex="24pt"/>
    </style:style>
    <style:style style:name="PHP_25_20Akademija_25_20template_25_20v41-outline4" style:display-name="PHP%20Akademija%20template%20v41-outline4" style:family="presentation" style:parent-style-name="PHP_25_20Akademija_25_20template_25_20v41-outline3">
      <style:paragraph-properties fo:margin-top="0.2cm" fo:margin-bottom="0cm"/>
      <style:text-properties fo:font-size="20pt" style:font-size-asian="20pt" style:font-size-complex="20pt"/>
    </style:style>
    <style:style style:name="PHP_25_20Akademija_25_20template_25_20v41-outline5" style:display-name="PHP%20Akademija%20template%20v41-outline5" style:family="presentation" style:parent-style-name="PHP_25_20Akademija_25_20template_25_20v41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6" style:display-name="PHP%20Akademija%20template%20v41-outline6" style:family="presentation" style:parent-style-name="PHP_25_20Akademija_25_20template_25_20v41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7" style:display-name="PHP%20Akademija%20template%20v41-outline7" style:family="presentation" style:parent-style-name="PHP_25_20Akademija_25_20template_25_20v41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8" style:display-name="PHP%20Akademija%20template%20v41-outline8" style:family="presentation" style:parent-style-name="PHP_25_20Akademija_25_20template_25_20v41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9" style:display-name="PHP%20Akademija%20template%20v41-outline9" style:family="presentation" style:parent-style-name="PHP_25_20Akademija_25_20template_25_20v41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subtitle" style:display-name="PHP%20Akademija%20template%20v41-subtitle" style:family="presentation">
      <style:graphic-properties draw:stroke="none" draw:fill="none" draw:textarea-vertical-align="middle">
        <text:list-style style:name="PHP_25_20Akademija_25_20template_25_20v41-subtitle" style:display-name="PHP%20Akademija%20template%20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title" style:display-name="PHP%20Akademija%20template%20v41-title" style:family="presentation">
      <style:graphic-properties draw:stroke="none" draw:fill="none" draw:textarea-vertical-align="middle">
        <text:list-style style:name="PHP_25_20Akademija_25_20template_25_20v41-title" style:display-name="PHP%20Akademija%20template%20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99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HP_25_20Akademija_25_20template_25_20v42-background" style:display-name="PHP%20Akademija%20template%20v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HP_25_20Akademija_25_20template_25_20v42-backgroundobjects" style:display-name="PHP%20Akademija%20template%20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2-notes" style:display-name="PHP%20Akademija%20template%20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1" style:display-name="PHP%20Akademija%20template%20v42-outline1" style:family="presentation">
      <style:graphic-properties draw:stroke="none" draw:fill="none" draw:auto-grow-height="false" draw:fit-to-size="shrink-to-fit">
        <text:list-style style:name="PHP_25_20Akademija_25_20template_25_20v42-outline1" style:display-name="PHP%20Akademija%20template%20v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2" style:display-name="PHP%20Akademija%20template%20v42-outline2" style:family="presentation" style:parent-style-name="PHP_25_20Akademija_25_20template_25_20v42-outline1">
      <style:paragraph-properties fo:margin-top="0.4cm" fo:margin-bottom="0cm"/>
      <style:text-properties style:font-name="Lao UI1" fo:font-family="'Lao UI'" style:font-family-generic="swiss" style:font-pitch="variable" fo:font-size="28pt" style:font-size-asian="28pt" style:font-size-complex="28pt"/>
    </style:style>
    <style:style style:name="PHP_25_20Akademija_25_20template_25_20v42-outline3" style:display-name="PHP%20Akademija%20template%20v42-outline3" style:family="presentation" style:parent-style-name="PHP_25_20Akademija_25_20template_25_20v42-outline2">
      <style:paragraph-properties fo:margin-top="0.3cm" fo:margin-bottom="0cm"/>
      <style:text-properties style:font-name="Lao UI1" fo:font-family="'Lao UI'" style:font-family-generic="swiss" style:font-pitch="variable" fo:font-size="24pt" style:font-size-asian="24pt" style:font-size-complex="24pt"/>
    </style:style>
    <style:style style:name="PHP_25_20Akademija_25_20template_25_20v42-outline4" style:display-name="PHP%20Akademija%20template%20v42-outline4" style:family="presentation" style:parent-style-name="PHP_25_20Akademija_25_20template_25_20v42-outline3">
      <style:paragraph-properties fo:margin-top="0.2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5" style:display-name="PHP%20Akademija%20template%20v42-outline5" style:family="presentation" style:parent-style-name="PHP_25_20Akademija_25_20template_25_20v42-outline4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6" style:display-name="PHP%20Akademija%20template%20v42-outline6" style:family="presentation" style:parent-style-name="PHP_25_20Akademija_25_20template_25_20v42-outline5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7" style:display-name="PHP%20Akademija%20template%20v42-outline7" style:family="presentation" style:parent-style-name="PHP_25_20Akademija_25_20template_25_20v42-outline6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8" style:display-name="PHP%20Akademija%20template%20v42-outline8" style:family="presentation" style:parent-style-name="PHP_25_20Akademija_25_20template_25_20v42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outline9" style:display-name="PHP%20Akademija%20template%20v42-outline9" style:family="presentation" style:parent-style-name="PHP_25_20Akademija_25_20template_25_20v42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subtitle" style:display-name="PHP%20Akademija%20template%20v42-subtitle" style:family="presentation">
      <style:graphic-properties draw:stroke="none" draw:fill="none" draw:textarea-vertical-align="middle">
        <text:list-style style:name="PHP_25_20Akademija_25_20template_25_20v42-subtitle" style:display-name="PHP%20Akademija%20template%20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title" style:display-name="PHP%20Akademija%20template%20v42-title" style:family="presentation">
      <style:graphic-properties draw:stroke="none" draw:fill="none" draw:textarea-vertical-align="middle">
        <text:list-style style:name="PHP_25_20Akademija_25_20template_25_20v42-title" style:display-name="PHP%20Akademija%20template%20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001cm" fo:page-height="27.0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HP_25_20Akademija_25_20template_25_20v4-backgroundobjects">
      <style:graphic-properties draw:stroke="none" draw:fill="none" draw:fill-color="#ffffff" draw:auto-grow-height="false" fo:min-height="1.485cm"/>
    </style:style>
    <style:style style:name="Mpr2" style:family="presentation" style:parent-style-name="PHP_25_20Akademija_25_20template_25_20v4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HP_25_20Akademija_25_20template_25_20v4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HP_25_20Akademija_25_20template_25_20v4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HP_25_20Akademija_25_20template_25_20v42-title">
      <style:graphic-properties draw:auto-grow-height="false" fo:min-height="4.509cm"/>
    </style:style>
    <style:style style:name="Mpr6" style:family="presentation" style:parent-style-name="PHP_25_20Akademija_25_20template_25_20v42-backgroundobjects">
      <style:graphic-properties draw:stroke="none" draw:fill="none" draw:fill-color="#ffffff" draw:auto-grow-height="false" fo:min-height="1.863cm"/>
    </style:style>
    <style:style style:name="Mpr7" style:family="presentation" style:parent-style-name="PHP_25_20Akademija_25_20template_25_20v4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HP_25_20Akademija_25_20template_25_20v4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HP_25_20Akademija_25_20template_25_20v4" style:display-name="PHP%20Akademija%20template%20v4" style:page-layout-name="PM1" draw:style-name="Mdp1">
      <draw:frame presentation:style-name="PHP_25_20Akademija_25_20template_25_20v4-title" draw:layer="backgroundobjects" svg:width="32.399cm" svg:height="4.508cm" svg:x="1.8cm" svg:y="1.077cm" presentation:class="title" presentation:placeholder="true">
        <draw:text-box/>
      </draw:frame>
      <draw:frame presentation:style-name="PHP_25_20Akademija_25_20template_25_20v4-outline1" draw:layer="backgroundobjects" svg:width="32.399cm" svg:height="15.659cm" svg:x="1.8cm" svg:y="6.318cm" presentation:class="outline" presentation:placeholder="true">
        <draw:text-box/>
      </draw:frame>
      <presentation:notes style:page-layout-name="PM0">
        <draw:page-thumbnail presentation:style-name="PHP_25_20Akademija_25_20template_25_20v4-title" draw:layer="backgroundobjects" svg:width="14.848cm" svg:height="11.136cm" svg:x="3.075cm" svg:y="2.257cm" presentation:class="page"/>
        <draw:frame presentation:style-name="PHP_25_20Akademija_25_20template_25_20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1" style:display-name="PHP%20Akademija%20template%20v41" style:page-layout-name="PM1" draw:style-name="Mdp1">
      <draw:frame presentation:style-name="PHP_25_20Akademija_25_20template_25_20v41-title" draw:layer="backgroundobjects" svg:width="25.8cm" svg:height="2.508cm" svg:x="1.8cm" svg:y="1.192cm" presentation:class="title" presentation:placeholder="true">
        <draw:text-box/>
      </draw:frame>
      <draw:frame presentation:style-name="PHP_25_20Akademija_25_20template_25_20v41-outline1" draw:layer="backgroundobjects" svg:width="32.399cm" svg:height="20cm" svg:x="1.8cm" svg:y="4.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0.58cm" svg:height="10.58cm" svg:x="25.5cm" svg:y="0.001cm">
        <draw:image xlink:href="Pictures/100002010000012C0000012CD115707560494350.png" xlink:type="simple" xlink:show="embed" xlink:actuate="onLoad">
          <text:p/>
        </draw:image>
      </draw:frame>
      <draw:frame draw:style-name="Mgr3" draw:text-style-name="MP5" draw:layer="backgroundobjects" svg:width="4.911cm" svg:height="1.374cm" svg:x="30.289cm" svg:y="24.9cm">
        <draw:image xlink:href="Pictures/10000201000000C800000038D046C8376240DA2E.png" xlink:type="simple" xlink:show="embed" xlink:actuate="onLoad">
          <text:p/>
        </draw:image>
      </draw:frame>
      <presentation:notes style:page-layout-name="PM0">
        <draw:page-thumbnail presentation:style-name="PHP_25_20Akademija_25_20template_25_20v41-title" draw:layer="backgroundobjects" svg:width="0.001cm" svg:height="0.001cm" svg:x="0cm" svg:y="2.257cm" presentation:class="page"/>
        <draw:frame presentation:style-name="PHP_25_20Akademija_25_20template_25_20v4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2" style:display-name="PHP%20Akademija%20template%20v42" style:page-layout-name="PM1" draw:style-name="Mdp2">
      <draw:frame presentation:style-name="Mpr5" draw:layer="backgroundobjects" svg:width="32.399cm" svg:height="4.508cm" svg:x="1.8cm" svg:y="1.077cm" presentation:class="title">
        <draw:text-box>
          <text:p>Click to edit the title text format</text:p>
        </draw:text-box>
      </draw:frame>
      <draw:frame presentation:style-name="PHP_25_20Akademija_25_20template_25_20v42-outline1" draw:layer="backgroundobjects" svg:width="32.399cm" svg:height="15.659cm" svg:x="1.8cm" svg:y="6.318cm" presentation:class="outline" presentation:placeholder="true">
        <draw:text-box/>
      </draw:frame>
      <draw:frame presentation:style-name="Mpr6" draw:text-style-name="MP2" draw:layer="backgroundobjects" svg:width="8.387cm" svg:height="1.862cm" svg:x="1.8cm" svg:y="24.59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1.411cm" svg:height="1.862cm" svg:x="12.312cm" svg:y="24.597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8.387cm" svg:height="1.862cm" svg:x="25.812cm" svg:y="24.5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HP_25_20Akademija_25_20template_25_20v42-title" draw:layer="backgroundobjects" svg:width="0.001cm" svg:height="0.001cm" svg:x="0cm" svg:y="2.257cm" presentation:class="page"/>
        <draw:frame presentation:style-name="PHP_25_20Akademija_25_20template_25_20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0T00:30:27.576000000</meta:creation-date>
    <dc:language>hr-HR</dc:language>
    <meta:editing-cycles>148</meta:editing-cycles>
    <meta:editing-duration>PT20H32M59S</meta:editing-duration>
    <meta:generator>LibreOffice/5.1.5.2$Windows_x86 LibreOffice_project/7a864d8825610a8c07cfc3bc01dd4fce6a9447e5</meta:generator>
    <dc:title>PHP Akademija template v4</dc:title>
    <dc:date>2016-12-14T16:06:00.189000000</dc:date>
    <meta:document-statistic meta:object-count="51"/>
  </office:meta>
</office:document-meta>
</file>